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16.9515370457321">
            <text:p>16.9515370457</text:p>
          </table:table-cell>
          <table:table-cell office:value-type="float" office:value="-10.83893099473">
            <text:p>-10.8389309947</text:p>
          </table:table-cell>
          <table:table-cell table:formula="of:=LOG10([.C14])" office:value-type="float" office:value="16.2917542813861">
            <text:p>16.2917542814</text:p>
          </table:table-cell>
          <table:table-cell table:formula="of:=LOG10([.D14])" office:value-type="float" office:value="16.0885588579849">
            <text:p>16.088558858</text:p>
          </table:table-cell>
          <table:table-cell table:formula="of:=LOG10([.E14])" office:value-type="float" office:value="-11.9066795824927">
            <text:p>-11.9066795825</text:p>
          </table:table-cell>
          <table:table-cell table:formula="of:=LOG10([.F14])" office:value-type="float" office:value="-12.1505777506789">
            <text:p>-12.1505777507</text:p>
          </table:table-cell>
          <table:table-cell/>
          <table:table-cell office:value-type="float" office:value="16.8875">
            <text:p>16.8875</text:p>
          </table:table-cell>
          <table:table-cell office:value-type="float" office:value="-10.844262295082">
            <text:p>-10.8442622951</text:p>
          </table:table-cell>
          <table:table-cell office:value-type="float" office:value="17.0375">
            <text:p>17.0375</text:p>
          </table:table-cell>
          <table:table-cell office:value-type="float" office:value="-10.844262295082">
            <text:p>-10.8442622951</text:p>
          </table:table-cell>
          <table:table-cell office:value-type="float" office:value="16.9625">
            <text:p>16.9625</text:p>
          </table:table-cell>
          <table:table-cell office:value-type="float" office:value="-10.8606557377049">
            <text:p>-10.8606557377</text:p>
          </table:table-cell>
          <table:table-cell office:value-type="float" office:value="16.975">
            <text:p>16.975</text:p>
          </table:table-cell>
          <table:table-cell office:value-type="float" office:value="-10.8032786885246">
            <text:p>-10.8032786885</text:p>
          </table:table-cell>
        </table:table-row>
        <table:table-row table:style-name="ro1">
          <table:table-cell office:value-type="float" office:value="17.2216944560895">
            <text:p>17.2216944561</text:p>
          </table:table-cell>
          <table:table-cell office:value-type="float" office:value="-10.8566384060662">
            <text:p>-10.8566384061</text:p>
          </table:table-cell>
          <table:table-cell table:formula="of:=LOG10([.C15])" office:value-type="float" office:value="16.3376078762793">
            <text:p>16.3376078763</text:p>
          </table:table-cell>
          <table:table-cell table:formula="of:=LOG10([.D15])" office:value-type="float" office:value="16.2300374047676">
            <text:p>16.2300374048</text:p>
          </table:table-cell>
          <table:table-cell table:formula="of:=LOG10([.E15])" office:value-type="float" office:value="-12.1708016099057">
            <text:p>-12.1708016099</text:p>
          </table:table-cell>
          <table:table-cell table:formula="of:=LOG10([.F15])" office:value-type="float" office:value="-12.413655632743">
            <text:p>-12.4136556327</text:p>
          </table:table-cell>
          <table:table-cell/>
          <table:table-cell office:value-type="float" office:value="17.175">
            <text:p>17.175</text:p>
          </table:table-cell>
          <table:table-cell office:value-type="float" office:value="-10.8524590163934">
            <text:p>-10.8524590164</text:p>
          </table:table-cell>
          <table:table-cell office:value-type="float" office:value="17.275">
            <text:p>17.275</text:p>
          </table:table-cell>
          <table:table-cell office:value-type="float" office:value="-10.8524590163934">
            <text:p>-10.8524590164</text:p>
          </table:table-cell>
          <table:table-cell office:value-type="float" office:value="17.2375">
            <text:p>17.2375</text:p>
          </table:table-cell>
          <table:table-cell office:value-type="float" office:value="-10.8688524590164">
            <text:p>-10.868852459</text:p>
          </table:table-cell>
          <table:table-cell office:value-type="float" office:value="17.225">
            <text:p>17.225</text:p>
          </table:table-cell>
          <table:table-cell office:value-type="float" office:value="-10.8360655737705">
            <text:p>-10.8360655738</text:p>
          </table:table-cell>
        </table:table-row>
        <table:table-row table:style-name="ro1">
          <table:table-cell office:value-type="float" office:value="17.3203058366256">
            <text:p>17.3203058366</text:p>
          </table:table-cell>
          <table:table-cell office:value-type="float" office:value="-10.9444846196421">
            <text:p>-10.9444846196</text:p>
          </table:table-cell>
          <table:table-cell table:formula="of:=LOG10([.C16])" office:value-type="float" office:value="16.3290417820897">
            <text:p>16.3290417821</text:p>
          </table:table-cell>
          <table:table-cell table:formula="of:=LOG10([.D16])" office:value-type="float" office:value="16.3162196741264">
            <text:p>16.3162196741</text:p>
          </table:table-cell>
          <table:table-cell table:formula="of:=LOG10([.E16])" office:value-type="float" office:value="-12.146520118551">
            <text:p>-12.1465201186</text:p>
          </table:table-cell>
          <table:table-cell table:formula="of:=LOG10([.F16])" office:value-type="float" office:value="-12.2370129365906">
            <text:p>-12.2370129366</text:p>
          </table:table-cell>
          <table:table-cell/>
          <table:table-cell office:value-type="float" office:value="17.275">
            <text:p>17.275</text:p>
          </table:table-cell>
          <table:table-cell office:value-type="float" office:value="-10.9508196721312">
            <text:p>-10.9508196721</text:p>
          </table:table-cell>
          <table:table-cell office:value-type="float" office:value="17.3625">
            <text:p>17.3625</text:p>
          </table:table-cell>
          <table:table-cell office:value-type="float" office:value="-10.9426229508197">
            <text:p>-10.9426229508</text:p>
          </table:table-cell>
          <table:table-cell office:value-type="float" office:value="17.325">
            <text:p>17.325</text:p>
          </table:table-cell>
          <table:table-cell office:value-type="float" office:value="-10.9672131147541">
            <text:p>-10.9672131148</text:p>
          </table:table-cell>
          <table:table-cell office:value-type="float" office:value="17.325">
            <text:p>17.325</text:p>
          </table:table-cell>
          <table:table-cell office:value-type="float" office:value="-10.9180327868852">
            <text:p>-10.9180327869</text:p>
          </table:table-cell>
        </table:table-row>
        <table:table-row table:style-name="ro1">
          <table:table-cell office:value-type="float" office:value="17.3927248978858">
            <text:p>17.3927248979</text:p>
          </table:table-cell>
          <table:table-cell office:value-type="float" office:value="-10.8987010548542">
            <text:p>-10.8987010549</text:p>
          </table:table-cell>
          <table:table-cell table:formula="of:=LOG10([.C17])" office:value-type="float" office:value="16.4285570491285">
            <text:p>16.4285570491</text:p>
          </table:table-cell>
          <table:table-cell table:formula="of:=LOG10([.D17])" office:value-type="float" office:value="15.9946920210803">
            <text:p>15.9946920211</text:p>
          </table:table-cell>
          <table:table-cell table:formula="of:=LOG10([.E17])" office:value-type="float" office:value="-12.1901189506409">
            <text:p>-12.1901189506</text:p>
          </table:table-cell>
          <table:table-cell table:formula="of:=LOG10([.F17])" office:value-type="float" office:value="-12.1103950779301">
            <text:p>-12.1103950779</text:p>
          </table:table-cell>
          <table:table-cell/>
          <table:table-cell office:value-type="float" office:value="17.375">
            <text:p>17.375</text:p>
          </table:table-cell>
          <table:table-cell office:value-type="float" office:value="-10.9016393442623">
            <text:p>-10.9016393443</text:p>
          </table:table-cell>
          <table:table-cell office:value-type="float" office:value="17.4375">
            <text:p>17.4375</text:p>
          </table:table-cell>
          <table:table-cell office:value-type="float" office:value="-10.9016393442623">
            <text:p>-10.9016393443</text:p>
          </table:table-cell>
          <table:table-cell office:value-type="float" office:value="17.4125">
            <text:p>17.4125</text:p>
          </table:table-cell>
          <table:table-cell office:value-type="float" office:value="-10.9262295081967">
            <text:p>-10.9262295082</text:p>
          </table:table-cell>
          <table:table-cell office:value-type="float" office:value="17.4125">
            <text:p>17.4125</text:p>
          </table:table-cell>
          <table:table-cell office:value-type="float" office:value="-10.8770491803279">
            <text:p>-10.8770491803</text:p>
          </table:table-cell>
        </table:table-row>
        <table:table-row table:style-name="ro1">
          <table:table-cell office:value-type="float" office:value="17.480795322114">
            <text:p>17.4807953221</text:p>
          </table:table-cell>
          <table:table-cell office:value-type="float" office:value="-10.9629100485454">
            <text:p>-10.9629100485</text:p>
          </table:table-cell>
          <table:table-cell table:formula="of:=LOG10([.C18])" office:value-type="float" office:value="16.3600831293164">
            <text:p>16.3600831293</text:p>
          </table:table-cell>
          <table:table-cell table:formula="of:=LOG10([.D18])" office:value-type="float" office:value="16.4579841500176">
            <text:p>16.45798415</text:p>
          </table:table-cell>
          <table:table-cell table:formula="of:=LOG10([.E18])" office:value-type="float" office:value="-12.2832914043331">
            <text:p>-12.2832914043</text:p>
          </table:table-cell>
          <table:table-cell table:formula="of:=LOG10([.F18])" office:value-type="float" office:value="-12.2951044259884">
            <text:p>-12.295104426</text:p>
          </table:table-cell>
          <table:table-cell/>
          <table:table-cell office:value-type="float" office:value="17.4375">
            <text:p>17.4375</text:p>
          </table:table-cell>
          <table:table-cell office:value-type="float" office:value="-10.9672131147541">
            <text:p>-10.9672131148</text:p>
          </table:table-cell>
          <table:table-cell office:value-type="float" office:value="17.5125">
            <text:p>17.5125</text:p>
          </table:table-cell>
          <table:table-cell office:value-type="float" office:value="-10.9672131147541">
            <text:p>-10.9672131148</text:p>
          </table:table-cell>
          <table:table-cell office:value-type="float" office:value="17.4875">
            <text:p>17.4875</text:p>
          </table:table-cell>
          <table:table-cell office:value-type="float" office:value="-10.9836065573771">
            <text:p>-10.9836065574</text:p>
          </table:table-cell>
          <table:table-cell office:value-type="float" office:value="17.5">
            <text:p>17.5</text:p>
          </table:table-cell>
          <table:table-cell office:value-type="float" office:value="-10.9426229508197">
            <text:p>-10.9426229508</text:p>
          </table:table-cell>
        </table:table-row>
        <table:table-row table:style-name="ro1">
          <table:table-cell office:value-type="float" office:value="17.5808903135782">
            <text:p>17.5808903136</text:p>
          </table:table-cell>
          <table:table-cell office:value-type="float" office:value="-10.9768496256504">
            <text:p>-10.9768496257</text:p>
          </table:table-cell>
          <table:table-cell table:formula="of:=LOG10([.C19])" office:value-type="float" office:value="16.4588268904106">
            <text:p>16.4588268904</text:p>
          </table:table-cell>
          <table:table-cell table:formula="of:=LOG10([.D19])" office:value-type="float" office:value="16.6627970440619">
            <text:p>16.6627970441</text:p>
          </table:table-cell>
          <table:table-cell table:formula="of:=LOG10([.E19])" office:value-type="float" office:value="-12.3544567451159">
            <text:p>-12.3544567451</text:p>
          </table:table-cell>
          <table:table-cell table:formula="of:=LOG10([.F19])" office:value-type="float" office:value="-12.2615996886119">
            <text:p>-12.2615996886</text:p>
          </table:table-cell>
          <table:table-cell/>
          <table:table-cell office:value-type="float" office:value="17.525">
            <text:p>17.525</text:p>
          </table:table-cell>
          <table:table-cell office:value-type="float" office:value="-10.9836065573771">
            <text:p>-10.9836065574</text:p>
          </table:table-cell>
          <table:table-cell office:value-type="float" office:value="17.6125">
            <text:p>17.6125</text:p>
          </table:table-cell>
          <table:table-cell office:value-type="float" office:value="-10.9754098360656">
            <text:p>-10.9754098361</text:p>
          </table:table-cell>
          <table:table-cell office:value-type="float" office:value="17.5875">
            <text:p>17.5875</text:p>
          </table:table-cell>
          <table:table-cell office:value-type="float" office:value="-11">
            <text:p>-11</text:p>
          </table:table-cell>
          <table:table-cell office:value-type="float" office:value="17.575">
            <text:p>17.575</text:p>
          </table:table-cell>
          <table:table-cell office:value-type="float" office:value="-10.9590163934426">
            <text:p>-10.9590163934</text:p>
          </table:table-cell>
        </table:table-row>
        <table:table-row table:style-name="ro1">
          <table:table-cell office:value-type="float" office:value="17.7243221474798">
            <text:p>17.7243221475</text:p>
          </table:table-cell>
          <table:table-cell office:value-type="float" office:value="-11.024351298217">
            <text:p>-11.0243512982</text:p>
          </table:table-cell>
          <table:table-cell table:formula="of:=LOG10([.C20])" office:value-type="float" office:value="17.0767319978113">
            <text:p>17.0767319978</text:p>
          </table:table-cell>
          <table:table-cell table:formula="of:=LOG10([.D20])" office:value-type="float" office:value="16.9824802570891">
            <text:p>16.9824802571</text:p>
          </table:table-cell>
          <table:table-cell table:formula="of:=LOG10([.E20])" office:value-type="float" office:value="-12.4457376954194">
            <text:p>-12.4457376954</text:p>
          </table:table-cell>
          <table:table-cell table:formula="of:=LOG10([.F20])" office:value-type="float" office:value="-12.2795312330105">
            <text:p>-12.279531233</text:p>
          </table:table-cell>
          <table:table-cell/>
          <table:table-cell office:value-type="float" office:value="17.6375">
            <text:p>17.6375</text:p>
          </table:table-cell>
          <table:table-cell office:value-type="float" office:value="-11.0327868852459">
            <text:p>-11.0327868852</text:p>
          </table:table-cell>
          <table:table-cell office:value-type="float" office:value="17.8125">
            <text:p>17.8125</text:p>
          </table:table-cell>
          <table:table-cell office:value-type="float" office:value="-11.0327868852459">
            <text:p>-11.0327868852</text:p>
          </table:table-cell>
          <table:table-cell office:value-type="float" office:value="17.725">
            <text:p>17.725</text:p>
          </table:table-cell>
          <table:table-cell office:value-type="float" office:value="-11.0491803278689">
            <text:p>-11.0491803279</text:p>
          </table:table-cell>
          <table:table-cell office:value-type="float" office:value="17.725">
            <text:p>17.725</text:p>
          </table:table-cell>
          <table:table-cell office:value-type="float" office:value="-11.0081967213115">
            <text:p>-11.0081967213</text:p>
          </table:table-cell>
        </table:table-row>
        <table:table-row table:style-name="ro1">
          <table:table-cell office:value-type="float" office:value="17.9239455502188">
            <text:p>17.9239455502</text:p>
          </table:table-cell>
          <table:table-cell office:value-type="float" office:value="-11.1228318476937">
            <text:p>-11.1228318477</text:p>
          </table:table-cell>
          <table:table-cell table:formula="of:=LOG10([.C21])" office:value-type="float" office:value="17.2058679006218">
            <text:p>17.2058679006</text:p>
          </table:table-cell>
          <table:table-cell table:formula="of:=LOG10([.D21])" office:value-type="float" office:value="17.2786921417206">
            <text:p>17.2786921417</text:p>
          </table:table-cell>
          <table:table-cell table:formula="of:=LOG10([.E21])" office:value-type="float" office:value="-12.8492806520803">
            <text:p>-12.8492806521</text:p>
          </table:table-cell>
          <table:table-cell table:formula="of:=LOG10([.F21])" office:value-type="float" office:value="-12.3800545943125">
            <text:p>-12.3800545943</text:p>
          </table:table-cell>
          <table:table-cell/>
          <table:table-cell office:value-type="float" office:value="17.8125">
            <text:p>17.8125</text:p>
          </table:table-cell>
          <table:table-cell office:value-type="float" office:value="-11.1393442622951">
            <text:p>-11.1393442623</text:p>
          </table:table-cell>
          <table:table-cell office:value-type="float" office:value="18">
            <text:p>18</text:p>
          </table:table-cell>
          <table:table-cell office:value-type="float" office:value="-11.1311475409836">
            <text:p>-11.131147541</text:p>
          </table:table-cell>
          <table:table-cell office:value-type="float" office:value="17.9125">
            <text:p>17.9125</text:p>
          </table:table-cell>
          <table:table-cell office:value-type="float" office:value="-11.1475409836066">
            <text:p>-11.1475409836</text:p>
          </table:table-cell>
          <table:table-cell office:value-type="float" office:value="17.9125">
            <text:p>17.9125</text:p>
          </table:table-cell>
          <table:table-cell office:value-type="float" office:value="-11.1147540983607">
            <text:p>-11.1147540984</text:p>
          </table:table-cell>
        </table:table-row>
        <table:table-row table:style-name="ro1">
          <table:table-cell office:value-type="float" office:value="18.1138797533583">
            <text:p>18.1138797534</text:p>
          </table:table-cell>
          <table:table-cell office:value-type="float" office:value="-11.0903307755128">
            <text:p>-11.0903307755</text:p>
          </table:table-cell>
          <table:table-cell table:formula="of:=LOG10([.C22])" office:value-type="float" office:value="17.6314603501789">
            <text:p>17.6314603502</text:p>
          </table:table-cell>
          <table:table-cell table:formula="of:=LOG10([.D22])" office:value-type="float" office:value="17.5826697056318">
            <text:p>17.5826697056</text:p>
          </table:table-cell>
          <table:table-cell table:formula="of:=LOG10([.E22])" office:value-type="float" office:value="-12.0930028485511">
            <text:p>-12.0930028486</text:p>
          </table:table-cell>
          <table:table-cell table:formula="of:=LOG10([.F22])" office:value-type="float" office:value="-11.998932693005">
            <text:p>-11.998932693</text:p>
          </table:table-cell>
          <table:table-cell/>
          <table:table-cell office:value-type="float" office:value="17.9625">
            <text:p>17.9625</text:p>
          </table:table-cell>
          <table:table-cell office:value-type="float" office:value="-11.0983606557377">
            <text:p>-11.0983606557</text:p>
          </table:table-cell>
          <table:table-cell office:value-type="float" office:value="18.2375">
            <text:p>18.2375</text:p>
          </table:table-cell>
          <table:table-cell office:value-type="float" office:value="-11.0983606557377">
            <text:p>-11.0983606557</text:p>
          </table:table-cell>
          <table:table-cell office:value-type="float" office:value="18.1">
            <text:p>18.1</text:p>
          </table:table-cell>
          <table:table-cell office:value-type="float" office:value="-11.1475409836066">
            <text:p>-11.1475409836</text:p>
          </table:table-cell>
          <table:table-cell office:value-type="float" office:value="18.1">
            <text:p>18.1</text:p>
          </table:table-cell>
          <table:table-cell office:value-type="float" office:value="-11.0491803278689">
            <text:p>-11.0491803279</text:p>
          </table:table-cell>
        </table:table-row>
        <table:table-row table:style-name="ro1">
          <table:table-cell office:value-type="float" office:value="18.3864035716809">
            <text:p>18.3864035717</text:p>
          </table:table-cell>
          <table:table-cell office:value-type="float" office:value="-11.3469968417802">
            <text:p>-11.3469968418</text:p>
          </table:table-cell>
          <table:table-cell table:formula="of:=LOG10([.C23])" office:value-type="float" office:value="17.4828084765161">
            <text:p>17.4828084765</text:p>
          </table:table-cell>
          <table:table-cell table:formula="of:=LOG10([.D23])" office:value-type="float" office:value="17.8170268245213">
            <text:p>17.8170268245</text:p>
          </table:table-cell>
          <table:table-cell table:formula="of:=LOG10([.E23])" office:value-type="float" office:value="-11.8211392482345">
            <text:p>-11.8211392482</text:p>
          </table:table-cell>
          <table:table-cell table:formula="of:=LOG10([.F23])" office:value-type="float" office:value="-11.762728316291">
            <text:p>-11.7627283163</text:p>
          </table:table-cell>
          <table:table-cell/>
          <table:table-cell office:value-type="float" office:value="18.25">
            <text:p>18.25</text:p>
          </table:table-cell>
          <table:table-cell office:value-type="float" office:value="-11.3606557377049">
            <text:p>-11.3606557377</text:p>
          </table:table-cell>
          <table:table-cell office:value-type="float" office:value="18.4375">
            <text:p>18.4375</text:p>
          </table:table-cell>
          <table:table-cell office:value-type="float" office:value="-11.3524590163934">
            <text:p>-11.3524590164</text:p>
          </table:table-cell>
          <table:table-cell office:value-type="float" office:value="18.3375">
            <text:p>18.3375</text:p>
          </table:table-cell>
          <table:table-cell office:value-type="float" office:value="-11.5573770491803">
            <text:p>-11.5573770492</text:p>
          </table:table-cell>
          <table:table-cell office:value-type="float" office:value="18.35">
            <text:p>18.35</text:p>
          </table:table-cell>
          <table:table-cell office:value-type="float" office:value="-11.2213114754098">
            <text:p>-11.221311475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2" table:number-rows-spanned="1">
            <text:p>xrt</text:p>
          </table:table-cell>
          <table:covered-table-cell/>
          <table:table-cell table:number-columns-repeated="5"/>
          <table:table-cell table:style-name="ce1" office:value-type="string" table:number-columns-spanned="2" table:number-rows-spanned="1">
            <text:p>Xrt-errx</text:p>
          </table:table-cell>
          <table:covered-table-cell/>
          <table:table-cell table:style-name="ce1" office:value-type="string" table:number-columns-spanned="2" table:number-rows-spanned="1">
            <text:p>xrt+errx</text:p>
          </table:table-cell>
          <table:covered-table-cell/>
          <table:table-cell table:style-name="ce1" office:value-type="string" table:number-columns-spanned="2" table:number-rows-spanned="1">
            <text:p>Xrt-erry</text:p>
          </table:table-cell>
          <table:covered-table-cell/>
          <table:table-cell table:style-name="ce1" office:value-type="string" table:number-columns-spanned="2" table:number-rows-spanned="1">
            <text:p>xrt+erry</text:p>
          </table:table-cell>
          <table:covered-table-cell/>
        </table:table-row>
        <table:table-row table:style-name="ro2">
          <table:table-cell table:number-columns-repeated="15"/>
        </table:table-row>
        <table:table-row table:style-name="ro1">
          <table:table-cell table:formula="of:=10^[.A1]" office:value-type="float" office:value="8.94410822771983E+016">
            <text:p>89441082277198300</text:p>
          </table:table-cell>
          <table:table-cell table:formula="of:=10^[.B1]" office:value-type="float" office:value="0.0000000000144900206792667">
            <text:p>1.44900206792667E-011</text:p>
          </table:table-cell>
          <table:table-cell table:formula="of:=[.J14]-[.A14]" office:value-type="float" office:value="1.95773669613148E+016">
            <text:p>19577366961314800</text:p>
          </table:table-cell>
          <table:table-cell table:formula="of:=[.A14]-[.H14]" office:value-type="float" office:value="1.22619307186972E+016">
            <text:p>12261930718697200</text:p>
          </table:table-cell>
          <table:table-cell table:formula="of:=[.O14]-[.B14]" office:value-type="float" office:value="0.00000000000123971089374098">
            <text:p>1.23971089374098E-012</text:p>
          </table:table-cell>
          <table:table-cell table:formula="of:=[.B14]-[.M14]" office:value-type="float" office:value="0.000000000000707004616043334">
            <text:p>7.07004616043334E-013</text:p>
          </table:table-cell>
          <table:table-cell/>
          <table:table-cell table:formula="of:=10^[.H1]" office:value-type="float" office:value="7.71791515585011E+016">
            <text:p>77179151558501100</text:p>
          </table:table-cell>
          <table:table-cell/>
          <table:table-cell table:formula="of:=10^[.J1]" office:value-type="float" office:value="1.09018449238513E+017">
            <text:p>109018449238513000</text:p>
          </table:table-cell>
          <table:table-cell table:number-columns-repeated="2"/>
          <table:table-cell table:formula="of:=10^[.M1]" office:value-type="float" office:value="0.0000000000137830160632233">
            <text:p>1.37830160632233E-011</text:p>
          </table:table-cell>
          <table:table-cell/>
          <table:table-cell table:formula="of:=10^[.O1]" office:value-type="float" office:value="0.0000000000157297315730076">
            <text:p>1.57297315730076E-011</text:p>
          </table:table-cell>
        </table:table-row>
        <table:table-row table:style-name="ro1">
          <table:table-cell table:formula="of:=10^[.A2]" office:value-type="float" office:value="1.66607464854574E+017">
            <text:p>166607464854574000</text:p>
          </table:table-cell>
          <table:table-cell table:formula="of:=10^[.B2]" office:value-type="float" office:value="0.0000000000139111038879647">
            <text:p>1.39111038879647E-011</text:p>
          </table:table-cell>
          <table:table-cell table:formula="of:=[.J15]-[.A15]" office:value-type="float" office:value="2.17574440944054E+016">
            <text:p>21757444094405400</text:p>
          </table:table-cell>
          <table:table-cell table:formula="of:=[.A15]-[.H15]" office:value-type="float" office:value="1.69838992451304E+016">
            <text:p>16983899245130400</text:p>
          </table:table-cell>
          <table:table-cell table:formula="of:=[.O15]-[.B15]" office:value-type="float" office:value="0.000000000000674836229285407">
            <text:p>6.74836229285407E-013</text:p>
          </table:table-cell>
          <table:table-cell table:formula="of:=[.B15]-[.M15]" office:value-type="float" office:value="0.000000000000385784138129579">
            <text:p>3.85784138129579E-013</text:p>
          </table:table-cell>
          <table:table-cell/>
          <table:table-cell table:formula="of:=10^[.H2]" office:value-type="float" office:value="1.49623565609444E+017">
            <text:p>149623565609444000</text:p>
          </table:table-cell>
          <table:table-cell/>
          <table:table-cell table:formula="of:=10^[.J2]" office:value-type="float" office:value="1.88364908948979E+017">
            <text:p>188364908948979000</text:p>
          </table:table-cell>
          <table:table-cell table:number-columns-repeated="2"/>
          <table:table-cell table:formula="of:=10^[.M2]" office:value-type="float" office:value="0.0000000000135253197498351">
            <text:p>1.35253197498351E-011</text:p>
          </table:table-cell>
          <table:table-cell/>
          <table:table-cell table:formula="of:=10^[.O2]" office:value-type="float" office:value="0.0000000000145859401172501">
            <text:p>1.45859401172501E-011</text:p>
          </table:table-cell>
        </table:table-row>
        <table:table-row table:style-name="ro1">
          <table:table-cell table:formula="of:=10^[.A3]" office:value-type="float" office:value="2.09076796240787E+017">
            <text:p>209076796240787000</text:p>
          </table:table-cell>
          <table:table-cell table:formula="of:=10^[.B3]" office:value-type="float" office:value="0.0000000000113635854061837">
            <text:p>1.13635854061837E-011</text:p>
          </table:table-cell>
          <table:table-cell table:formula="of:=[.J16]-[.A16]" office:value-type="float" office:value="2.13325013647975E+016">
            <text:p>21332501364797500</text:p>
          </table:table-cell>
          <table:table-cell table:formula="of:=[.A16]-[.H16]" office:value-type="float" office:value="2.0711887291808E+016">
            <text:p>20711887291808000</text:p>
          </table:table-cell>
          <table:table-cell table:formula="of:=[.O16]-[.B16]" office:value-type="float" office:value="0.000000000000713641145162207">
            <text:p>7.13641145162207E-013</text:p>
          </table:table-cell>
          <table:table-cell table:formula="of:=[.B16]-[.M16]" office:value-type="float" office:value="0.000000000000579411436893335">
            <text:p>5.79411436893335E-013</text:p>
          </table:table-cell>
          <table:table-cell/>
          <table:table-cell table:formula="of:=10^[.H3]" office:value-type="float" office:value="1.88364908948979E+017">
            <text:p>188364908948979000</text:p>
          </table:table-cell>
          <table:table-cell/>
          <table:table-cell table:formula="of:=10^[.J3]" office:value-type="float" office:value="2.30409297605585E+017">
            <text:p>230409297605585000</text:p>
          </table:table-cell>
          <table:table-cell table:number-columns-repeated="2"/>
          <table:table-cell table:formula="of:=10^[.M3]" office:value-type="float" office:value="0.0000000000107841739692903">
            <text:p>1.07841739692903E-011</text:p>
          </table:table-cell>
          <table:table-cell/>
          <table:table-cell table:formula="of:=10^[.O3]" office:value-type="float" office:value="0.0000000000120772265513459">
            <text:p>1.20772265513459E-011</text:p>
          </table:table-cell>
        </table:table-row>
        <table:table-row table:style-name="ro1">
          <table:table-cell table:formula="of:=10^[.A4]" office:value-type="float" office:value="2.47015893696586E+017">
            <text:p>247015893696586000</text:p>
          </table:table-cell>
          <table:table-cell table:formula="of:=10^[.B4]" office:value-type="float" office:value="0.000000000012626964083386">
            <text:p>1.2626964083386E-011</text:p>
          </table:table-cell>
          <table:table-cell table:formula="of:=[.J17]-[.A17]" office:value-type="float" office:value="2.68260697298504E+016">
            <text:p>26826069729850400</text:p>
          </table:table-cell>
          <table:table-cell table:formula="of:=[.A17]-[.H17]" office:value-type="float" office:value="9.87852313042016E+015">
            <text:p>9878523130420160</text:p>
          </table:table-cell>
          <table:table-cell table:formula="of:=[.O17]-[.B17]" office:value-type="float" office:value="0.000000000000645477412448638">
            <text:p>6.45477412448638E-013</text:p>
          </table:table-cell>
          <table:table-cell table:formula="of:=[.B17]-[.M17]" office:value-type="float" office:value="0.000000000000775541285294085">
            <text:p>7.75541285294085E-013</text:p>
          </table:table-cell>
          <table:table-cell/>
          <table:table-cell table:formula="of:=10^[.H4]" office:value-type="float" office:value="2.37137370566166E+017">
            <text:p>237137370566166000</text:p>
          </table:table-cell>
          <table:table-cell/>
          <table:table-cell table:formula="of:=10^[.J4]" office:value-type="float" office:value="2.73841963426436E+017">
            <text:p>273841963426436000</text:p>
          </table:table-cell>
          <table:table-cell table:number-columns-repeated="2"/>
          <table:table-cell table:formula="of:=10^[.M4]" office:value-type="float" office:value="0.0000000000118514227980919">
            <text:p>1.18514227980919E-011</text:p>
          </table:table-cell>
          <table:table-cell/>
          <table:table-cell table:formula="of:=10^[.O4]" office:value-type="float" office:value="0.0000000000132724414958347">
            <text:p>1.32724414958347E-011</text:p>
          </table:table-cell>
        </table:table-row>
        <table:table-row table:style-name="ro1">
          <table:table-cell table:formula="of:=10^[.A5]" office:value-type="float" office:value="3.0254872154764E+017">
            <text:p>302548721547640000</text:p>
          </table:table-cell>
          <table:table-cell table:formula="of:=10^[.B5]" office:value-type="float" office:value="0.0000000000108915565684959">
            <text:p>1.08915565684959E-011</text:p>
          </table:table-cell>
          <table:table-cell table:formula="of:=[.J18]-[.A18]" office:value-type="float" office:value="2.29130619504053E+016">
            <text:p>22913061950405300</text:p>
          </table:table-cell>
          <table:table-cell table:formula="of:=[.A18]-[.H18]" office:value-type="float" office:value="2.87067581212039E+016">
            <text:p>28706758121203900</text:p>
          </table:table-cell>
          <table:table-cell table:formula="of:=[.O18]-[.B18]" office:value-type="float" office:value="0.000000000000520845115471242">
            <text:p>5.20845115471242E-013</text:p>
          </table:table-cell>
          <table:table-cell table:formula="of:=[.B18]-[.M18]" office:value-type="float" office:value="0.000000000000506868817153649">
            <text:p>5.06868817153649E-013</text:p>
          </table:table-cell>
          <table:table-cell/>
          <table:table-cell table:formula="of:=10^[.H5]" office:value-type="float" office:value="2.73841963426436E+017">
            <text:p>273841963426436000</text:p>
          </table:table-cell>
          <table:table-cell/>
          <table:table-cell table:formula="of:=10^[.J5]" office:value-type="float" office:value="3.25461783498045E+017">
            <text:p>325461783498045000</text:p>
          </table:table-cell>
          <table:table-cell table:number-columns-repeated="2"/>
          <table:table-cell table:formula="of:=10^[.M5]" office:value-type="float" office:value="0.0000000000103846877513423">
            <text:p>1.03846877513423E-011</text:p>
          </table:table-cell>
          <table:table-cell/>
          <table:table-cell table:formula="of:=10^[.O5]" office:value-type="float" office:value="0.0000000000114124016839672">
            <text:p>1.14124016839672E-011</text:p>
          </table:table-cell>
        </table:table-row>
        <table:table-row table:style-name="ro1">
          <table:table-cell table:formula="of:=10^[.A6]" office:value-type="float" office:value="3.80969592678082E+017">
            <text:p>380969592678082000</text:p>
          </table:table-cell>
          <table:table-cell table:formula="of:=10^[.B6]" office:value-type="float" office:value="0.0000000000105475204078745">
            <text:p>1.05475204078745E-011</text:p>
          </table:table-cell>
          <table:table-cell table:formula="of:=[.J19]-[.A19]" office:value-type="float" office:value="2.87625171354598E+016">
            <text:p>28762517135459800</text:p>
          </table:table-cell>
          <table:table-cell table:formula="of:=[.A19]-[.H19]" office:value-type="float" office:value="4.60041535202558E+016">
            <text:p>46004153520255800</text:p>
          </table:table-cell>
          <table:table-cell table:formula="of:=[.O19]-[.B19]" office:value-type="float" office:value="0.000000000000442123149286943">
            <text:p>4.42123149286943E-013</text:p>
          </table:table-cell>
          <table:table-cell table:formula="of:=[.B19]-[.M19]" office:value-type="float" office:value="0.000000000000547520407874469">
            <text:p>5.47520407874469E-013</text:p>
          </table:table-cell>
          <table:table-cell/>
          <table:table-cell table:formula="of:=10^[.H6]" office:value-type="float" office:value="3.34965439157827E+017">
            <text:p>334965439157827000</text:p>
          </table:table-cell>
          <table:table-cell/>
          <table:table-cell table:formula="of:=10^[.J6]" office:value-type="float" office:value="4.09732109813542E+017">
            <text:p>409732109813542000</text:p>
          </table:table-cell>
          <table:table-cell table:number-columns-repeated="2"/>
          <table:table-cell table:formula="of:=10^[.M6]" office:value-type="float" office:value="0.00000000001">
            <text:p>1E-011</text:p>
          </table:table-cell>
          <table:table-cell/>
          <table:table-cell table:formula="of:=10^[.O6]" office:value-type="float" office:value="0.0000000000109896435571614">
            <text:p>1.09896435571614E-011</text:p>
          </table:table-cell>
        </table:table-row>
        <table:table-row table:style-name="ro1">
          <table:table-cell table:formula="of:=10^[.A7]" office:value-type="float" office:value="5.30056479148924E+017">
            <text:p>530056479148924000</text:p>
          </table:table-cell>
          <table:table-cell table:formula="of:=10^[.B7]" office:value-type="float" office:value="0.00000000000945472065250311">
            <text:p>9.45472065250311E-012</text:p>
          </table:table-cell>
          <table:table-cell table:formula="of:=[.J20]-[.A20]" office:value-type="float" office:value="1.19325152427288E+017">
            <text:p>119325152427288000</text:p>
          </table:table-cell>
          <table:table-cell table:formula="of:=[.A20]-[.H20]" office:value-type="float" office:value="9.60462155041805E+016">
            <text:p>96046215504180500</text:p>
          </table:table-cell>
          <table:table-cell table:formula="of:=[.O20]-[.B20]" office:value-type="float" office:value="0.000000000000358312785021681">
            <text:p>3.58312785021681E-013</text:p>
          </table:table-cell>
          <table:table-cell table:formula="of:=[.B20]-[.M20]" office:value-type="float" office:value="0.000000000000525374230589254">
            <text:p>5.25374230589254E-013</text:p>
          </table:table-cell>
          <table:table-cell/>
          <table:table-cell table:formula="of:=10^[.H7]" office:value-type="float" office:value="4.34010263644743E+017">
            <text:p>434010263644743000</text:p>
          </table:table-cell>
          <table:table-cell/>
          <table:table-cell table:formula="of:=10^[.J7]" office:value-type="float" office:value="6.49381631576211E+017">
            <text:p>649381631576211000</text:p>
          </table:table-cell>
          <table:table-cell table:number-columns-repeated="2"/>
          <table:table-cell table:formula="of:=10^[.M7]" office:value-type="float" office:value="0.00000000000892934642191386">
            <text:p>8.92934642191386E-012</text:p>
          </table:table-cell>
          <table:table-cell/>
          <table:table-cell table:formula="of:=10^[.O7]" office:value-type="float" office:value="0.00000000000981303343752479">
            <text:p>9.81303343752479E-012</text:p>
          </table:table-cell>
        </table:table-row>
        <table:table-row table:style-name="ro1">
          <table:table-cell table:formula="of:=10^[.A8]" office:value-type="float" office:value="8.39354745607379E+017">
            <text:p>839354745607379000</text:p>
          </table:table-cell>
          <table:table-cell table:formula="of:=10^[.B8]" office:value-type="float" office:value="0.00000000000753647308178912">
            <text:p>7.53647308178912E-012</text:p>
          </table:table-cell>
          <table:table-cell table:formula="of:=[.J21]-[.A21]" office:value-type="float" office:value="1.60645254392621E+017">
            <text:p>160645254392621000</text:p>
          </table:table-cell>
          <table:table-cell table:formula="of:=[.A21]-[.H21]" office:value-type="float" office:value="1.89973114031168E+017">
            <text:p>189973114031168000</text:p>
          </table:table-cell>
          <table:table-cell table:formula="of:=[.O21]-[.B21]" office:value-type="float" office:value="0.000000000000141487915376118">
            <text:p>1.41487915376118E-013</text:p>
          </table:table-cell>
          <table:table-cell table:formula="of:=[.B21]-[.M21]" office:value-type="float" office:value="0.000000000000416816982926603">
            <text:p>4.16816982926603E-013</text:p>
          </table:table-cell>
          <table:table-cell/>
          <table:table-cell table:formula="of:=10^[.H8]" office:value-type="float" office:value="6.49381631576211E+017">
            <text:p>649381631576211000</text:p>
          </table:table-cell>
          <table:table-cell/>
          <table:table-cell table:formula="of:=10^[.J8]" office:value-type="float" office:value="1E+018">
            <text:p>1000000000000000000</text:p>
          </table:table-cell>
          <table:table-cell table:number-columns-repeated="2"/>
          <table:table-cell table:formula="of:=10^[.M8]" office:value-type="float" office:value="0.00000000000711965609886251">
            <text:p>7.11965609886251E-012</text:p>
          </table:table-cell>
          <table:table-cell/>
          <table:table-cell table:formula="of:=10^[.O8]" office:value-type="float" office:value="0.00000000000767796099716523">
            <text:p>7.67796099716523E-012</text:p>
          </table:table-cell>
        </table:table-row>
        <table:table-row table:style-name="ro1">
          <table:table-cell table:formula="of:=10^[.A9]" office:value-type="float" office:value="1.29980963935066E+018">
            <text:p>1299809639350660000</text:p>
          </table:table-cell>
          <table:table-cell table:formula="of:=10^[.B9]" office:value-type="float" office:value="0.00000000000812211668632744">
            <text:p>8.12211668632744E-012</text:p>
          </table:table-cell>
          <table:table-cell table:formula="of:=[.J22]-[.A22]" office:value-type="float" office:value="4.28016341157207E+017">
            <text:p>428016341157207000</text:p>
          </table:table-cell>
          <table:table-cell table:formula="of:=[.A22]-[.H22]" office:value-type="float" office:value="3.82533703960882E+017">
            <text:p>382533703960882000</text:p>
          </table:table-cell>
          <table:table-cell table:formula="of:=[.O22]-[.B22]" office:value-type="float" office:value="0.000000000000807229735586419">
            <text:p>8.07229735586419E-013</text:p>
          </table:table-cell>
          <table:table-cell table:formula="of:=[.B22]-[.M22]" office:value-type="float" office:value="0.00000000000100246058746493">
            <text:p>1.00246058746493E-012</text:p>
          </table:table-cell>
          <table:table-cell/>
          <table:table-cell table:formula="of:=10^[.H9]" office:value-type="float" office:value="9.17275935389777E+017">
            <text:p>917275935389777000</text:p>
          </table:table-cell>
          <table:table-cell/>
          <table:table-cell table:formula="of:=10^[.J9]" office:value-type="float" office:value="1.72782598050787E+018">
            <text:p>1727825980507870000</text:p>
          </table:table-cell>
          <table:table-cell table:number-columns-repeated="2"/>
          <table:table-cell table:formula="of:=10^[.M9]" office:value-type="float" office:value="0.00000000000711965609886251">
            <text:p>7.11965609886251E-012</text:p>
          </table:table-cell>
          <table:table-cell/>
          <table:table-cell table:formula="of:=10^[.O9]" office:value-type="float" office:value="0.00000000000892934642191386">
            <text:p>8.92934642191386E-012</text:p>
          </table:table-cell>
        </table:table-row>
        <table:table-row table:style-name="ro1">
          <table:table-cell table:formula="of:=10^[.A10]" office:value-type="float" office:value="2.43446520489322E+018">
            <text:p>2434465204893220000</text:p>
          </table:table-cell>
          <table:table-cell table:formula="of:=10^[.B10]" office:value-type="float" office:value="0.00000000000449783125735695">
            <text:p>4.49783125735695E-012</text:p>
          </table:table-cell>
          <table:table-cell table:formula="of:=[.J23]-[.A23]" office:value-type="float" office:value="3.03954429371144E+017">
            <text:p>303954429371144000</text:p>
          </table:table-cell>
          <table:table-cell table:formula="of:=[.A23]-[.H23]" office:value-type="float" office:value="6.56185794854295E+017">
            <text:p>656185794854295000</text:p>
          </table:table-cell>
          <table:table-cell table:formula="of:=[.O23]-[.B23]" office:value-type="float" office:value="0.00000000000150959605340476">
            <text:p>1.50959605340476E-012</text:p>
          </table:table-cell>
          <table:table-cell table:formula="of:=[.B23]-[.M23]" office:value-type="float" office:value="0.00000000000172691787055341">
            <text:p>1.72691787055341E-012</text:p>
          </table:table-cell>
          <table:table-cell/>
          <table:table-cell table:formula="of:=10^[.H10]" office:value-type="float" office:value="1.77827941003892E+018">
            <text:p>1778279410038920000</text:p>
          </table:table-cell>
          <table:table-cell/>
          <table:table-cell table:formula="of:=10^[.J10]" office:value-type="float" office:value="2.73841963426436E+018">
            <text:p>2738419634264360000</text:p>
          </table:table-cell>
          <table:table-cell table:number-columns-repeated="2"/>
          <table:table-cell table:formula="of:=10^[.M10]" office:value-type="float" office:value="0.00000000000277091338680353">
            <text:p>2.77091338680353E-012</text:p>
          </table:table-cell>
          <table:table-cell/>
          <table:table-cell table:formula="of:=10^[.O10]" office:value-type="float" office:value="0.00000000000600742731076171">
            <text:p>6.00742731076171E-012</text:p>
          </table:table-cell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15:23:39</dc:date>
    <dc:creator>Christ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245" meta:object-count="0"/>
  </office:meta>
</office:document-meta>
</file>